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margin-top="0.0506in" fo:margin-left="0.118in">
        <style:tab-stops>
          <style:tab-stop style:type="left" style:position="0.8819in"/>
          <style:tab-stop style:type="left" style:position="1.4256in"/>
          <style:tab-stop style:type="left" style:position="4.0041in"/>
        </style:tab-stops>
      </style:paragraph-properties>
    </style:style>
    <style:style style:name="P2" style:parent-style-name="Normal" style:family="paragraph">
      <style:paragraph-properties fo:line-height="0.1152in"/>
    </style:style>
    <style:style style:name="T3" style:parent-style-name="DefaultParagraphFont" style:family="text">
      <style:text-properties style:font-name="Times New Roman" fo:color="#030303" style:text-scale="80%" fo:font-size="7.5pt" style:font-size-asian="7.5pt"/>
    </style:style>
    <style:style style:name="T4" style:parent-style-name="DefaultParagraphFont" style:family="text">
      <style:text-properties fo:color="#030303" fo:letter-spacing="0.002in" fo:font-size="13.5pt" style:font-size-asian="13.5pt"/>
    </style:style>
    <style:style style:name="T5" style:parent-style-name="DefaultParagraphFont" style:family="text">
      <style:text-properties fo:color="#262626" fo:letter-spacing="0.002in" fo:font-size="13.5pt" style:font-size-asian="13.5pt"/>
    </style:style>
    <style:style style:name="T6" style:parent-style-name="DefaultParagraphFont" style:family="text">
      <style:text-properties fo:color="#030303" fo:letter-spacing="0.002in" fo:font-size="13.5pt" style:font-size-asian="13.5pt"/>
    </style:style>
    <style:style style:name="T7" style:parent-style-name="DefaultParagraphFont" style:family="text">
      <style:text-properties fo:color="#030303" fo:letter-spacing="0.002in" fo:font-size="13.5pt" style:font-size-asian="13.5pt"/>
    </style:style>
    <style:style style:name="T8" style:parent-style-name="DefaultParagraphFont" style:family="text">
      <style:text-properties fo:font-weight="bold" style:font-weight-asian="bold" fo:color="#030303" fo:font-size="12.5pt" style:font-size-asian="12.5pt"/>
    </style:style>
    <style:style style:name="T9" style:parent-style-name="DefaultParagraphFont" style:family="text">
      <style:text-properties fo:font-weight="bold" style:font-weight-asian="bold" fo:color="#030303" fo:font-size="12.5pt" style:font-size-asian="12.5pt"/>
    </style:style>
    <style:style style:name="T10" style:parent-style-name="DefaultParagraphFont" style:family="text">
      <style:text-properties fo:color="#030303" fo:font-size="12.5pt" style:font-size-asian="12.5pt"/>
    </style:style>
    <style:style style:name="T11" style:parent-style-name="DefaultParagraphFont" style:family="text">
      <style:text-properties fo:color="#030303" fo:font-size="12.5pt" style:font-size-asian="12.5pt"/>
    </style:style>
    <style:style style:name="T12" style:parent-style-name="DefaultParagraphFont" style:family="text">
      <style:text-properties fo:color="#262626" fo:letter-spacing="-0.0048in" style:text-position="75% 100%" fo:font-size="6pt" style:font-size-asian="6pt"/>
    </style:style>
    <style:style style:name="T13" style:parent-style-name="DefaultParagraphFont" style:family="text">
      <style:text-properties fo:color="#262626" fo:letter-spacing="-0.0006in" style:text-position="75% 100%" fo:font-size="6pt" style:font-size-asian="6pt"/>
    </style:style>
    <style:style style:name="T14" style:parent-style-name="DefaultParagraphFont" style:family="text">
      <style:text-properties fo:color="#262626" fo:letter-spacing="-0.0104in" style:text-position="75% 100%" fo:font-size="6pt" style:font-size-asian="6pt"/>
    </style:style>
    <style:style style:name="T15" style:parent-style-name="DefaultParagraphFont" style:family="text">
      <style:text-properties fo:color="#030303" fo:letter-spacing="-0.0104in" style:text-position="75% 100%" fo:font-size="6pt" style:font-size-asian="6pt"/>
    </style:style>
    <style:style style:name="P16" style:parent-style-name="Normal" style:family="paragraph">
      <style:paragraph-properties fo:break-before="column" fo:line-height="0.2618in" fo:margin-left="0.068in">
        <style:tab-stops/>
      </style:paragraph-properties>
    </style:style>
    <style:style style:name="T17" style:parent-style-name="DefaultParagraphFont" style:family="text">
      <style:text-properties fo:color="#030303" fo:letter-spacing="0.002in" style:text-scale="46%" style:text-position="83.3% 100%" fo:font-size="6pt" style:font-size-asian="6pt"/>
    </style:style>
    <style:style style:name="T18" style:parent-style-name="DefaultParagraphFont" style:family="text">
      <style:text-properties style:font-name="Times New Roman" fo:font-weight="bold" style:font-weight-asian="bold" fo:color="#030303" fo:letter-spacing="-0.0062in" style:text-scale="59%" fo:font-size="10pt" style:font-size-asian="10pt"/>
    </style:style>
    <style:style style:name="T19" style:parent-style-name="DefaultParagraphFont" style:family="text">
      <style:text-properties fo:color="#424244" fo:letter-spacing="-0.0055in" style:text-scale="49%" style:text-position="super 65%" fo:font-size="10pt" style:font-size-asian="10pt"/>
    </style:style>
    <style:style style:name="T20" style:parent-style-name="DefaultParagraphFont" style:family="text">
      <style:text-properties style:font-name="Times New Roman" fo:font-weight="bold" style:font-weight-asian="bold" fo:color="#030303" fo:letter-spacing="-0.0041in" style:text-scale="59%" fo:font-size="10pt" style:font-size-asian="10pt"/>
    </style:style>
    <style:style style:name="T21" style:parent-style-name="DefaultParagraphFont" style:family="text">
      <style:text-properties fo:color="#262626" fo:letter-spacing="-0.0611in" style:text-scale="116%" style:text-position="super 65%" fo:font-size="10pt" style:font-size-asian="10pt"/>
    </style:style>
    <style:style style:name="T22" style:parent-style-name="DefaultParagraphFont" style:family="text">
      <style:text-properties style:font-name="Times New Roman" fo:font-weight="bold" style:font-weight-asian="bold" fo:color="#030303" style:text-scale="59%" fo:font-size="10pt" style:font-size-asian="10pt"/>
    </style:style>
    <style:style style:name="T23" style:parent-style-name="DefaultParagraphFont" style:family="text">
      <style:text-properties style:font-name="Times New Roman" fo:font-weight="bold" style:font-weight-asian="bold" fo:color="#030303" fo:letter-spacing="-0.0173in" style:text-scale="59%" fo:font-size="10pt" style:font-size-asian="10pt"/>
    </style:style>
    <style:style style:name="T24" style:parent-style-name="DefaultParagraphFont" style:family="text">
      <style:text-properties fo:color="#030303" fo:letter-spacing="-0.0527in" style:text-scale="116%" style:text-position="super 65%" fo:font-size="10pt" style:font-size-asian="10pt"/>
    </style:style>
    <style:style style:name="T25" style:parent-style-name="DefaultParagraphFont" style:family="text">
      <style:text-properties style:font-name="Times New Roman" fo:font-weight="bold" style:font-weight-asian="bold" fo:color="#030303" style:text-scale="59%" fo:font-size="10pt" style:font-size-asian="10pt"/>
    </style:style>
    <style:style style:name="T26" style:parent-style-name="DefaultParagraphFont" style:family="text">
      <style:text-properties style:font-name="Times New Roman" fo:font-weight="bold" style:font-weight-asian="bold" fo:color="#030303" fo:font-size="10pt" style:font-size-asian="10pt"/>
    </style:style>
    <style:style style:name="T27" style:parent-style-name="DefaultParagraphFont" style:family="text">
      <style:text-properties style:font-name="Times New Roman" fo:font-weight="bold" style:font-weight-asian="bold" fo:color="#030303" fo:letter-spacing="-0.0069in" fo:font-size="10pt" style:font-size-asian="10pt"/>
    </style:style>
    <style:style style:name="T28" style:parent-style-name="DefaultParagraphFont" style:family="text">
      <style:text-properties style:font-name="Times New Roman" fo:color="#030303" style:text-scale="59%" fo:font-size="7.5pt" style:font-size-asian="7.5pt"/>
    </style:style>
    <style:style style:name="T29" style:parent-style-name="DefaultParagraphFont" style:family="text">
      <style:text-properties style:font-name="Times New Roman" fo:color="#030303" fo:letter-spacing="0.0027in" style:text-scale="59%" fo:font-size="7.5pt" style:font-size-asian="7.5pt"/>
    </style:style>
    <style:style style:name="T30" style:parent-style-name="DefaultParagraphFont" style:family="text">
      <style:text-properties fo:color="#030303" fo:letter-spacing="0.0097in" style:text-scale="24%" style:text-position="45.4% 100%"/>
    </style:style>
    <style:style style:name="T31" style:parent-style-name="DefaultParagraphFont" style:family="text">
      <style:text-properties fo:color="#030303" style:text-scale="22%" style:text-position="45.4% 100%" fo:font-size="14.5pt" style:font-size-asian="14.5pt"/>
    </style:style>
    <style:style style:name="P32" style:parent-style-name="Normal" style:family="paragraph">
      <style:paragraph-properties fo:break-before="column" fo:margin-top="0.0472in" fo:margin-left="0.118in">
        <style:tab-stops/>
      </style:paragraph-properties>
    </style:style>
    <style:style style:name="T33" style:parent-style-name="DefaultParagraphFont" style:family="text">
      <style:text-properties style:font-name="Times New Roman" fo:font-weight="bold" style:font-weight-asian="bold" fo:color="#030303" style:text-scale="75%" style:text-position="-47.3% 100%" fo:font-size="9.5pt" style:font-size-asian="9.5pt"/>
    </style:style>
    <style:style style:name="T34" style:parent-style-name="DefaultParagraphFont" style:family="text">
      <style:text-properties style:font-name="Times New Roman" fo:font-weight="bold" style:font-weight-asian="bold" fo:color="#030303" style:text-scale="75%" fo:font-size="9pt" style:font-size-asian="9pt"/>
    </style:style>
    <style:style style:name="S1" style:family="section">
      <style:section-properties fo:margin-left="0in" fo:margin-right="0in" style:writing-mode="lr-tb">
        <style:columns fo:column-count="1" fo:column-gap="0.4916in"/>
      </style:section-properties>
    </style:style>
    <style:style style:name="P35" style:parent-style-name="BodyText" style:family="paragraph">
      <style:text-properties style:font-name="Times New Roman" fo:font-weight="bold" style:font-weight-asian="bold" fo:font-size="5.5pt" style:font-size-asian="5.5pt"/>
    </style:style>
    <style:style style:name="P36" style:parent-style-name="Normal" style:family="paragraph">
      <style:paragraph-properties fo:margin-top="0.0562in" fo:margin-left="0.0986in">
        <style:tab-stops>
          <style:tab-stop style:type="left" style:position="0.4201in"/>
        </style:tab-stops>
      </style:paragraph-properties>
    </style:style>
    <style:style style:name="T37" style:parent-style-name="DefaultParagraphFont" style:family="text">
      <style:text-properties fo:color="#030303" fo:font-size="30.5pt" style:font-size-asian="30.5pt"/>
    </style:style>
    <style:style style:name="T38" style:parent-style-name="DefaultParagraphFont" style:family="text">
      <style:text-properties fo:color="#030303" fo:font-size="30.5pt" style:font-size-asian="30.5pt"/>
    </style:style>
    <style:style style:name="T39" style:parent-style-name="DefaultParagraphFont" style:family="text">
      <style:text-properties fo:color="#030303" fo:font-size="19.5pt" style:font-size-asian="19.5pt"/>
    </style:style>
    <style:style style:name="P40" style:parent-style-name="BodyText" style:family="paragraph">
      <style:paragraph-properties fo:margin-top="0.0069in"/>
      <style:text-properties fo:font-size="36.5pt" style:font-size-asian="36.5pt"/>
    </style:style>
    <style:style style:name="P41" style:parent-style-name="Normal" style:family="paragraph">
      <style:paragraph-properties fo:margin-left="0.0805in">
        <style:tab-stops/>
      </style:paragraph-properties>
    </style:style>
    <style:style style:name="T42" style:parent-style-name="DefaultParagraphFont" style:family="text">
      <style:text-properties fo:font-weight="bold" style:font-weight-asian="bold" fo:color="#030303" fo:font-size="16pt" style:font-size-asian="16pt"/>
    </style:style>
    <style:style style:name="P43" style:parent-style-name="Normal" style:family="paragraph">
      <style:paragraph-properties fo:margin-top="0.052in" fo:margin-left="0.0909in">
        <style:tab-stops/>
      </style:paragraph-properties>
    </style:style>
    <style:style style:name="T44" style:parent-style-name="DefaultParagraphFont" style:family="text">
      <style:text-properties fo:color="#424244" style:text-scale="105%" fo:font-size="13.5pt" style:font-size-asian="13.5pt"/>
    </style:style>
    <style:style style:name="T45" style:parent-style-name="DefaultParagraphFont" style:family="text">
      <style:text-properties fo:color="#646464" style:text-scale="105%" fo:font-size="13.5pt" style:font-size-asian="13.5pt"/>
    </style:style>
    <style:style style:name="T46" style:parent-style-name="DefaultParagraphFont" style:family="text">
      <style:text-properties fo:color="#424244" style:text-scale="105%" fo:font-size="13.5pt" style:font-size-asian="13.5pt"/>
    </style:style>
    <style:style style:name="P47" style:parent-style-name="BodyText" style:family="paragraph">
      <style:paragraph-properties fo:margin-top="0.0041in"/>
      <style:text-properties fo:font-size="21.5pt" style:font-size-asian="21.5pt"/>
    </style:style>
    <style:style style:name="P48" style:parent-style-name="BodyText" style:family="paragraph">
      <style:paragraph-properties fo:margin-left="0.1923in">
        <style:tab-stops/>
      </style:paragraph-properties>
    </style:style>
    <style:style style:name="T49" style:parent-style-name="DefaultParagraphFont" style:family="text">
      <style:text-properties fo:color="#030303" style:text-scale="105%"/>
    </style:style>
    <style:style style:name="P50" style:parent-style-name="BodyText" style:family="paragraph">
      <style:paragraph-properties fo:margin-top="0.0166in" fo:line-height="105%" fo:margin-left="0.1909in" fo:text-indent="-0.0013in">
        <style:tab-stops/>
      </style:paragraph-properties>
    </style:style>
    <style:style style:name="T51" style:parent-style-name="DefaultParagraphFont" style:family="text">
      <style:text-properties fo:color="#030303" style:text-scale="105%"/>
    </style:style>
    <style:style style:name="P52" style:parent-style-name="BodyText" style:family="paragraph">
      <style:paragraph-properties fo:margin-top="0.2215in" fo:line-height="105%" fo:margin-left="0.1902in" fo:margin-right="0.077in" fo:text-indent="-0.0013in">
        <style:tab-stops/>
      </style:paragraph-properties>
    </style:style>
    <style:style style:name="T53" style:parent-style-name="DefaultParagraphFont" style:family="text">
      <style:text-properties fo:color="#030303" style:text-scale="105%"/>
    </style:style>
    <style:style style:name="T54" style:parent-style-name="DefaultParagraphFont" style:family="text">
      <style:text-properties fo:color="#030303" fo:letter-spacing="-0.0423in" style:text-scale="105%"/>
    </style:style>
    <style:style style:name="T55" style:parent-style-name="DefaultParagraphFont" style:family="text">
      <style:text-properties fo:color="#030303" style:text-scale="105%"/>
    </style:style>
    <style:style style:name="P56" style:parent-style-name="BodyText" style:family="paragraph">
      <style:paragraph-properties fo:margin-top="0.2222in" fo:line-height="105%" fo:margin-left="0.1902in" fo:margin-right="0.077in" fo:text-indent="0.002in">
        <style:tab-stops/>
      </style:paragraph-properties>
    </style:style>
    <style:style style:name="T57" style:parent-style-name="DefaultParagraphFont" style:family="text">
      <style:text-properties fo:color="#030303" style:text-scale="105%"/>
    </style:style>
    <style:style style:name="P58" style:parent-style-name="BodyText" style:family="paragraph">
      <style:paragraph-properties fo:margin-top="0.0062in" fo:line-height="105%" fo:margin-left="0.1902in" fo:margin-right="1.7986in" fo:text-indent="0.0013in">
        <style:tab-stops/>
      </style:paragraph-properties>
    </style:style>
    <style:style style:name="T59" style:parent-style-name="DefaultParagraphFont" style:family="text">
      <style:text-properties fo:color="#030303" style:text-scale="105%"/>
    </style:style>
    <style:style style:name="T60" style:parent-style-name="DefaultParagraphFont" style:family="text">
      <style:text-properties fo:color="#030303" fo:letter-spacing="-0.0222in" style:text-scale="105%"/>
    </style:style>
    <style:style style:name="T61" style:parent-style-name="DefaultParagraphFont" style:family="text">
      <style:text-properties fo:color="#030303" style:text-scale="105%"/>
    </style:style>
    <style:style style:name="T62" style:parent-style-name="DefaultParagraphFont" style:family="text">
      <style:text-properties fo:color="#030303" fo:letter-spacing="-0.0187in" style:text-scale="105%"/>
    </style:style>
    <style:style style:name="T63" style:parent-style-name="DefaultParagraphFont" style:family="text">
      <style:text-properties fo:color="#030303" style:text-scale="105%"/>
    </style:style>
    <style:style style:name="T64" style:parent-style-name="DefaultParagraphFont" style:family="text">
      <style:text-properties fo:color="#030303" fo:letter-spacing="-0.0312in" style:text-scale="105%"/>
    </style:style>
    <style:style style:name="T65" style:parent-style-name="DefaultParagraphFont" style:family="text">
      <style:text-properties fo:color="#030303" style:text-scale="105%"/>
    </style:style>
    <style:style style:name="P66" style:parent-style-name="BodyText" style:family="paragraph">
      <style:paragraph-properties fo:margin-top="0.2152in" fo:line-height="107%" fo:margin-left="0.1916in" fo:text-indent="0.0062in">
        <style:tab-stops/>
      </style:paragraph-properties>
    </style:style>
    <style:style style:name="T67" style:parent-style-name="DefaultParagraphFont" style:family="text">
      <style:text-properties fo:color="#030303" style:text-scale="105%"/>
    </style:style>
    <style:style style:name="T68" style:parent-style-name="DefaultParagraphFont" style:family="text">
      <style:text-properties fo:color="#030303" fo:letter-spacing="-0.0104in" style:text-scale="105%"/>
    </style:style>
    <style:style style:name="T69" style:parent-style-name="DefaultParagraphFont" style:family="text">
      <style:text-properties fo:color="#030303" style:text-scale="105%"/>
    </style:style>
    <style:style style:name="T70" style:parent-style-name="DefaultParagraphFont" style:family="text">
      <style:text-properties fo:color="#030303" fo:letter-spacing="-0.0201in" style:text-scale="105%"/>
    </style:style>
    <style:style style:name="T71" style:parent-style-name="DefaultParagraphFont" style:family="text">
      <style:text-properties fo:color="#030303" style:text-scale="105%"/>
    </style:style>
    <style:style style:name="T72" style:parent-style-name="DefaultParagraphFont" style:family="text">
      <style:text-properties fo:color="#030303" fo:letter-spacing="-0.0187in" style:text-scale="105%"/>
    </style:style>
    <style:style style:name="T73" style:parent-style-name="DefaultParagraphFont" style:family="text">
      <style:text-properties fo:color="#030303" style:text-scale="105%"/>
    </style:style>
    <style:style style:name="T74" style:parent-style-name="DefaultParagraphFont" style:family="text">
      <style:text-properties fo:color="#030303" fo:letter-spacing="-0.0062in" style:text-scale="105%"/>
    </style:style>
    <style:style style:name="T75" style:parent-style-name="DefaultParagraphFont" style:family="text">
      <style:text-properties fo:color="#030303" style:text-scale="105%"/>
    </style:style>
    <style:style style:name="T76" style:parent-style-name="DefaultParagraphFont" style:family="text">
      <style:text-properties fo:color="#030303" fo:letter-spacing="-0.0097in" style:text-scale="105%"/>
    </style:style>
    <style:style style:name="T77" style:parent-style-name="DefaultParagraphFont" style:family="text">
      <style:text-properties fo:color="#030303" style:text-scale="105%"/>
    </style:style>
    <style:style style:name="T78" style:parent-style-name="DefaultParagraphFont" style:family="text">
      <style:text-properties fo:color="#030303" fo:letter-spacing="-0.0013in" style:text-scale="105%"/>
    </style:style>
    <style:style style:name="T79" style:parent-style-name="DefaultParagraphFont" style:family="text">
      <style:text-properties fo:color="#030303" style:text-scale="105%"/>
    </style:style>
    <style:style style:name="T80" style:parent-style-name="DefaultParagraphFont" style:family="text">
      <style:text-properties fo:color="#030303" fo:letter-spacing="-0.009in" style:text-scale="105%"/>
    </style:style>
    <style:style style:name="T81" style:parent-style-name="DefaultParagraphFont" style:family="text">
      <style:text-properties fo:color="#030303" style:text-scale="105%"/>
    </style:style>
    <style:style style:name="T82" style:parent-style-name="DefaultParagraphFont" style:family="text">
      <style:text-properties fo:color="#030303" fo:letter-spacing="-0.018in" style:text-scale="105%"/>
    </style:style>
    <style:style style:name="T83" style:parent-style-name="DefaultParagraphFont" style:family="text">
      <style:text-properties fo:color="#030303" fo:letter-spacing="-0.0027in" style:text-scale="105%"/>
    </style:style>
    <style:style style:name="T84" style:parent-style-name="DefaultParagraphFont" style:family="text">
      <style:text-properties fo:color="#262626" fo:letter-spacing="-0.0027in" style:text-scale="105%"/>
    </style:style>
    <style:style style:name="P85" style:parent-style-name="BodyText" style:family="paragraph">
      <style:text-properties fo:font-size="18pt" style:font-size-asian="18pt"/>
    </style:style>
    <style:style style:name="P86" style:parent-style-name="BodyText" style:family="paragraph">
      <style:text-properties fo:font-size="18pt" style:font-size-asian="18pt"/>
    </style:style>
    <style:style style:name="P87" style:parent-style-name="BodyText" style:family="paragraph">
      <style:text-properties fo:font-size="18pt" style:font-size-asian="18pt"/>
    </style:style>
    <style:style style:name="P88" style:parent-style-name="BodyText" style:family="paragraph">
      <style:text-properties fo:font-size="18pt" style:font-size-asian="18pt"/>
    </style:style>
    <style:style style:name="P89" style:parent-style-name="BodyText" style:family="paragraph">
      <style:text-properties fo:font-size="18pt" style:font-size-asian="18pt"/>
    </style:style>
    <style:style style:name="P90" style:parent-style-name="BodyText" style:family="paragraph">
      <style:text-properties fo:font-size="18pt" style:font-size-asian="18pt"/>
    </style:style>
    <style:style style:name="P91" style:parent-style-name="BodyText" style:family="paragraph">
      <style:text-properties fo:font-size="18pt" style:font-size-asian="18pt"/>
    </style:style>
    <style:style style:name="P92" style:parent-style-name="BodyText" style:family="paragraph">
      <style:text-properties fo:font-size="18pt" style:font-size-asian="18pt"/>
    </style:style>
    <style:style style:name="P93" style:parent-style-name="BodyText" style:family="paragraph">
      <style:text-properties fo:font-size="18pt" style:font-size-asian="18pt"/>
    </style:style>
    <style:style style:name="P94" style:parent-style-name="BodyText" style:family="paragraph">
      <style:text-properties fo:font-size="18pt" style:font-size-asian="18pt"/>
    </style:style>
    <style:style style:name="P95" style:parent-style-name="Normal" style:family="paragraph">
      <style:paragraph-properties fo:text-align="center" fo:margin-top="0.2104in" fo:margin-right="0.0326in">
        <style:tab-stops>
          <style:tab-stop style:type="left" style:position="1.3673in"/>
          <style:tab-stop style:type="left" style:position="2.9402in"/>
        </style:tab-stops>
      </style:paragraph-properties>
    </style:style>
    <style:style style:name="T96" style:parent-style-name="DefaultParagraphFont" style:family="text">
      <style:text-properties style:font-name="Times New Roman" fo:color="#424244" style:text-scale="95%" style:text-position="4.5% 100%" fo:font-size="14.5pt" style:font-size-asian="14.5pt"/>
    </style:style>
    <style:style style:name="T97" style:parent-style-name="DefaultParagraphFont" style:family="text">
      <style:text-properties style:font-name="Times New Roman" fo:color="#424244" style:text-scale="95%" style:text-position="4.5% 100%" fo:font-size="14.5pt" style:font-size-asian="14.5pt"/>
    </style:style>
    <style:style style:name="T98" style:parent-style-name="DefaultParagraphFont" style:family="text">
      <style:text-properties fo:color="#424244" style:text-scale="95%" fo:font-size="20.5pt" style:font-size-asian="20.5pt"/>
    </style:style>
    <style:style style:name="T99" style:parent-style-name="DefaultParagraphFont" style:family="text">
      <style:text-properties fo:color="#424244" style:text-scale="95%" fo:font-size="20.5pt" style:font-size-asian="20.5pt"/>
    </style:style>
    <style:style style:name="T100" style:parent-style-name="DefaultParagraphFont" style:family="text">
      <style:text-properties fo:color="#424244" style:text-scale="95%" style:text-position="-18.1% 100%" fo:font-size="28pt" style:font-size-asian="28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7728" draw:id="id0" draw:style-name="a0" draw:name=" 2" text:anchor-type="paragraph" svg:x="4.39375in" svg:y="0.13889in" svg:width="0.15556in" svg:height="0.11597in" style:rel-width="scale" style:rel-height="scale"><draw:text-box><text:p text:style-name="P2"><text:span text:style-name="T3">LTE</text:span></text:p></draw:text-box><svg:title/><svg:desc/></draw:frame><text:span text:style-name="T4">19</text:span><text:span text:style-name="T5">:</text:span><text:span text:style-name="T6">13</text:span><text:span text:style-name="T7"><text:tab/></text:span><text:span text:style-name="T8">d'</text:span><text:span text:style-name="T9"><text:tab/></text:span><text:span text:style-name="T10">•</text:span><text:span text:style-name="T11"><text:tab/></text:span><text:span text:style-name="T12">Vo</text:span><text:span text:style-name="T13"><text:s/></text:span><text:span text:style-name="T14">)</text:span><text:span text:style-name="T15">&gt;</text:span></text:p>
      <text:p text:style-name="P16"><text:span text:style-name="T17">4</text:span><text:span text:style-name="T18">-</text:span><text:span text:style-name="T19">.</text:span><text:span text:style-name="T20">,</text:span><text:span text:style-name="T21">S</text:span><text:span text:style-name="T22">.</text:span><text:span text:style-name="T23">1</text:span><text:span text:style-name="T24">G</text:span><text:span text:style-name="T25">'</text:span><text:span text:style-name="T26"><text:s/></text:span><text:span text:style-name="T27"><text:s/></text:span><text:span text:style-name="T28">,</text:span><text:span text:style-name="T29">I</text:span><text:span text:style-name="T30">I</text:span><text:span text:style-name="T31">I</text:span></text:p>
      <text:p text:style-name="P32"><text:span text:style-name="T33">a</text:span><text:span text:style-name="T34">.c.</text:span></text:p>
      <text:section text:name="Sect1" text:style-name="S1">
        <text:p text:style-name="P35"/>
        <text:p text:style-name="P36"><text:span text:style-name="T37">&lt;</text:span><text:span text:style-name="T38"><text:tab/></text:span><text:span text:style-name="T39">Bildirimler</text:span></text:p>
        <text:p text:style-name="P40"/>
        <text:p text:style-name="P41"><text:span text:style-name="T42">[Notice] Notice of fingerprint recognition error</text:span></text:p>
        <text:p text:style-name="P43"><text:span text:style-name="T44">2019</text:span><text:span text:style-name="T45">.</text:span><text:span text:style-name="T46">10.18</text:span></text:p>
        <text:p text:style-name="P47"/>
        <text:p text:style-name="P48"><text:span text:style-name="T49">Hello.</text:span></text:p>
        <text:p text:style-name="P50"><text:span text:style-name="T51">Samsung Pass management team informs about the recently published fingerprint recognition error.</text:span></text:p>
        <text:p text:style-name="P52"><text:span text:style-name="T53">In case that you use the specific front silicon cover, This recognition error occurs peculiarly as the protrusion pattern of the silicon cover is recognized as a</text:span><text:span text:style-name="T54"><text:s/></text:span><text:span text:style-name="T55">fingerprint</text:span></text:p>
        <text:p text:style-name="P56"><text:span text:style-name="T57">For those of you who use the front silicon cover, To prevent fingerprint recognition errors that may occur After removing the front cover, register the fingerprint newly Please refrain from using front cover until S/W update</text:span></text:p>
        <text:p text:style-name="P58"><text:span text:style-name="T59">(Target:</text:span><text:span text:style-name="T60"><text:s/></text:span><text:span text:style-name="T61">Galaxy</text:span><text:span text:style-name="T62"><text:s/></text:span><text:span text:style-name="T63">Note</text:span><text:span text:style-name="T64"><text:s/></text:span><text:span text:style-name="T65">10/10+, S10/S10+/S10+5G)</text:span></text:p>
        <text:p text:style-name="P66"><text:span text:style-name="T67">We</text:span><text:span text:style-name="T68"><text:s/></text:span><text:span text:style-name="T69">will</text:span><text:span text:style-name="T70"><text:s/></text:span><text:span text:style-name="T71">try</text:span><text:span text:style-name="T72"><text:s/></text:span><text:span text:style-name="T73">to</text:span><text:span text:style-name="T74"><text:s/></text:span><text:span text:style-name="T75">provide</text:span><text:span text:style-name="T76"><text:s/></text:span><text:span text:style-name="T77">better</text:span><text:span text:style-name="T78"><text:s/></text:span><text:span text:style-name="T79">service</text:span><text:span text:style-name="T80"><text:s/></text:span><text:span text:style-name="T81">to customers in the</text:span><text:span text:style-name="T82"><text:s/></text:span><text:span text:style-name="T83">future</text:span><text:span text:style-name="T84">.</text:span></text:p>
        <text:p text:style-name="P85"/>
        <text:p text:style-name="P86"/>
        <text:p text:style-name="P87"/>
        <text:p text:style-name="P88"/>
        <text:p text:style-name="P89"/>
        <text:p text:style-name="P90"/>
        <text:p text:style-name="P91"/>
        <text:p text:style-name="P92"/>
        <text:p text:style-name="P93"/>
        <text:p text:style-name="P94"/>
        <text:p text:style-name="P95"><text:span text:style-name="T96">111</text:span><text:span text:style-name="T97"><text:tab/></text:span><text:span text:style-name="T98">0</text:span><text:span text:style-name="T99"><text:tab/></text:span><text:span text:style-name="T100">&l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BodyText" style:display-name="Body Text" style:family="paragraph" style:parent-style-name="Normal">
      <style:text-properties fo:font-size="16.5pt" style:font-size-asian="16.5pt" style:font-size-complex="16.5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5.5555in" fo:page-height="11.6944in" style:print-orientation="portrait" fo:margin-top="0in" fo:margin-left="0.2361in" fo:margin-bottom="0in" fo:margin-right="0.2777in" style:num-format="1" style:writing-mode="lr-tb">
        <style:columns fo:column-count="3">
          <style:column style:rel-width="6208*" fo:start-indent="0in" fo:end-indent="0.0138in"/>
          <style:column style:rel-width="604*" fo:start-indent="0.0138in" fo:end-indent="0.018in"/>
          <style:column style:rel-width="448*" fo:start-indent="0.018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mrah Ünsalan</dc:creator>
    <meta:creation-date>2020-06-28T16:20:00Z</meta:creation-date>
    <dc:date>2020-06-28T16:20:00Z</dc:date>
    <meta:template xlink:href="Normal.dotm" xlink:type="simple"/>
    <meta:editing-cycles>2</meta:editing-cycles>
    <meta:editing-duration>PT60S</meta:editing-duration>
    <meta:user-defined meta:name="Created" meta:value-type="date">2020-06-28T00:00:00Z</meta:user-defined>
    <meta:user-defined meta:name="Creator">Adobe Scan for Android 20.06.11-regular</meta:user-defined>
    <meta:user-defined meta:name="LastSaved" meta:value-type="date">2020-06-28T00:00:00Z</meta:user-defined>
    <meta:document-statistic meta:page-count="1" meta:paragraph-count="1" meta:word-count="112" meta:character-count="751" meta:row-count="5" meta:non-whitespace-character-count="640"/>
  </office:meta>
</office:document-meta>
</file>